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764in"/>
    </style:style>
    <style:style style:name="co3" style:family="table-column">
      <style:table-column-properties fo:break-before="auto" style:column-width="1.5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66ffff" fo:border="0.06pt solid #000000"/>
    </style:style>
    <style:style style:name="ce6" style:family="table-cell" style:parent-style-name="Default">
      <style:table-cell-properties fo:background-color="#00ffff" fo:border="0.06pt solid #0000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ource : em_mara</text:p>
          </table:table-cell>
          <table:table-cell table:style-name="ce3"/>
          <table:table-cell table:style-name="ce4"/>
          <table:table-cell table:style-name="ce1" office:value-type="string" calcext:value-type="string">
            <text:p>Taget : d_item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/>
          <table:table-cell table:style-name="ce5" office:value-type="string" calcext:value-type="string">
            <text:p>item_id</text:p>
          </table:table-cell>
          <table:table-cell office:value-type="string" calcext:value-type="string">
            <text:p>int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TNR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number</text:p>
          </table:table-cell>
          <table:table-cell office:value-type="string" calcext:value-type="string">
            <text:p>varchar(20),</text:p>
          </table:table-cell>
          <table:table-cell/>
          <table:table-cell table:formula="of:=CONCATENATE(&quot;AA.&quot;;[.D4];&quot;,&quot;)" office:value-type="string" office:string-value="AA.MATNR," calcext:value-type="string">
            <text:p>AA.MATNR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TART</text:p>
          </table:table-cell>
          <table:table-cell office:value-type="string" calcext:value-type="string">
            <text:p>Varchar(50)</text:p>
          </table:table-cell>
          <table:table-cell/>
          <table:table-cell table:style-name="ce6" office:value-type="string" calcext:value-type="string">
            <text:p>material_type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5];&quot;,&quot;)" office:value-type="string" office:string-value="AA.MTART," calcext:value-type="string">
            <text:p>AA.MTART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BRSH</text:p>
          </table:table-cell>
          <table:table-cell office:value-type="string" calcext:value-type="string">
            <text:p>Varchar(50)</text:p>
          </table:table-cell>
          <table:table-cell/>
          <table:table-cell table:style-name="ce6" office:value-type="string" calcext:value-type="string">
            <text:p>industry_sector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6];&quot;,&quot;)" office:value-type="string" office:string-value="AA.MBRSH," calcext:value-type="string">
            <text:p>AA.MBRSH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TKL</text:p>
          </table:table-cell>
          <table:table-cell office:value-type="string" calcext:value-type="string">
            <text:p>Varchar(20)</text:p>
          </table:table-cell>
          <table:table-cell/>
          <table:table-cell table:style-name="ce6" office:value-type="string" calcext:value-type="string">
            <text:p>material_group</text:p>
          </table:table-cell>
          <table:table-cell office:value-type="string" calcext:value-type="string">
            <text:p>varchar(20),</text:p>
          </table:table-cell>
          <table:table-cell/>
          <table:table-cell table:formula="of:=CONCATENATE(&quot;AA.&quot;;[.D7];&quot;,&quot;)" office:value-type="string" office:string-value="AA.MATKL," calcext:value-type="string">
            <text:p>AA.MATKL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INS</text:p>
          </table:table-cell>
          <table:table-cell office:value-type="string" calcext:value-type="string">
            <text:p>Varchar(3)</text:p>
          </table:table-cell>
          <table:table-cell/>
          <table:table-cell office:value-type="string" calcext:value-type="string">
            <text:p>base_unit_of_measure</text:p>
          </table:table-cell>
          <table:table-cell office:value-type="string" calcext:value-type="string">
            <text:p>varchar(3),</text:p>
          </table:table-cell>
          <table:table-cell/>
          <table:table-cell table:formula="of:=CONCATENATE(&quot;AA.&quot;;[.D8];&quot;,&quot;)" office:value-type="string" office:string-value="AA.MEINS," calcext:value-type="string">
            <text:p>AA.MEINS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STME</text:p>
          </table:table-cell>
          <table:table-cell office:value-type="string" calcext:value-type="string">
            <text:p>Varchar(3)</text:p>
          </table:table-cell>
          <table:table-cell/>
          <table:table-cell office:value-type="string" calcext:value-type="string">
            <text:p>order_unit</text:p>
          </table:table-cell>
          <table:table-cell office:value-type="string" calcext:value-type="string">
            <text:p>varchar(3),</text:p>
          </table:table-cell>
          <table:table-cell/>
          <table:table-cell table:formula="of:=CONCATENATE(&quot;AA.&quot;;[.D9];&quot;,&quot;)" office:value-type="string" office:string-value="AA.BSTME," calcext:value-type="string">
            <text:p>AA.BSTME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01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1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10];&quot;,&quot;)" office:value-type="string" office:string-value="AA.MAX01," calcext:value-type="string">
            <text:p>AA.MAX01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02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2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11];&quot;,&quot;)" office:value-type="string" office:string-value="AA.MAX02," calcext:value-type="string">
            <text:p>AA.MAX02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03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3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12];&quot;,&quot;)" office:value-type="string" office:string-value="AA.MAX03," calcext:value-type="string">
            <text:p>AA.MAX03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04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4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13];&quot;,&quot;)" office:value-type="string" office:string-value="AA.MAX04," calcext:value-type="string">
            <text:p>AA.MAX04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05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5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14];&quot;,&quot;)" office:value-type="string" office:string-value="AA.MAX05," calcext:value-type="string">
            <text:p>AA.MAX05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06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6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15];&quot;,&quot;)" office:value-type="string" office:string-value="AA.MAX06," calcext:value-type="string">
            <text:p>AA.MAX06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07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7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16];&quot;,&quot;)" office:value-type="string" office:string-value="AA.MAX07," calcext:value-type="string">
            <text:p>AA.MAX07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08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8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17];&quot;,&quot;)" office:value-type="string" office:string-value="AA.MAX08," calcext:value-type="string">
            <text:p>AA.MAX08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09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9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18];&quot;,&quot;)" office:value-type="string" office:string-value="AA.MAX09," calcext:value-type="string">
            <text:p>AA.MAX09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10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10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19];&quot;,&quot;)" office:value-type="string" office:string-value="AA.MAX10," calcext:value-type="string">
            <text:p>AA.MAX10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11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11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20];&quot;,&quot;)" office:value-type="string" office:string-value="AA.MAX11," calcext:value-type="string">
            <text:p>AA.MAX11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12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12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21];&quot;,&quot;)" office:value-type="string" office:string-value="AA.MAX12," calcext:value-type="string">
            <text:p>AA.MAX12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13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13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22];&quot;,&quot;)" office:value-type="string" office:string-value="AA.MAX13," calcext:value-type="string">
            <text:p>AA.MAX13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14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14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23];&quot;,&quot;)" office:value-type="string" office:string-value="AA.MAX14," calcext:value-type="string">
            <text:p>AA.MAX14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15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15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24];&quot;,&quot;)" office:value-type="string" office:string-value="AA.MAX15," calcext:value-type="string">
            <text:p>AA.MAX15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16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16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25];&quot;,&quot;)" office:value-type="string" office:string-value="AA.MAX16," calcext:value-type="string">
            <text:p>AA.MAX16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17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17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26];&quot;,&quot;)" office:value-type="string" office:string-value="AA.MAX17," calcext:value-type="string">
            <text:p>AA.MAX17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18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18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27];&quot;,&quot;)" office:value-type="string" office:string-value="AA.MAX18," calcext:value-type="string">
            <text:p>AA.MAX18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19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19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28];&quot;,&quot;)" office:value-type="string" office:string-value="AA.MAX19," calcext:value-type="string">
            <text:p>AA.MAX19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20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20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29];&quot;,&quot;)" office:value-type="string" office:string-value="AA.MAX20," calcext:value-type="string">
            <text:p>AA.MAX20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21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aterial_xx21</text:p>
          </table:table-cell>
          <table:table-cell office:value-type="string" calcext:value-type="string">
            <text:p>varchar(50),</text:p>
          </table:table-cell>
          <table:table-cell/>
          <table:table-cell table:formula="of:=CONCATENATE(&quot;AA.&quot;;[.D30];&quot;,&quot;)" office:value-type="string" office:string-value="AA.MAX21," calcext:value-type="string">
            <text:p>AA.MAX21,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table:style-name="ce5" office:value-type="string" calcext:value-type="string">
            <text:p>eff_from_date</text:p>
          </table:table-cell>
          <table:table-cell office:value-type="string" calcext:value-type="string">
            <text:p>date,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/>
          <table:table-cell table:style-name="ce5" office:value-type="string" calcext:value-type="string">
            <text:p>eff_to_dat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19:54:42.693988248</meta:creation-date>
    <dc:date>2015-12-24T20:53:05.565711409</dc:date>
    <meta:editing-duration>PT43M12S</meta:editing-duration>
    <meta:editing-cycles>3</meta:editing-cycles>
    <meta:generator>LibreOffice/4.2.6.3$Linux_X86_64 LibreOffice_project/420$Build-3</meta:generator>
    <meta:document-statistic meta:table-count="1" meta:cell-count="143" meta:object-count="0"/>
  </office:meta>
</office:document-meta>
</file>